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officeooo:rsid="000ff4bd" officeooo:paragraph-rsid="000ff4bd"/>
    </style:style>
    <style:style style:name="P2" style:family="paragraph" style:parent-style-name="Standard">
      <style:paragraph-properties fo:text-align="start" style:justify-single-word="false"/>
      <style:text-properties style:font-name="Liberation Serif" officeooo:rsid="000ff4bd" officeooo:paragraph-rsid="000ff4bd"/>
    </style:style>
    <style:style style:name="P3" style:family="paragraph" style:parent-style-name="Standard">
      <style:paragraph-properties fo:text-align="start" style:justify-single-word="false"/>
      <style:text-properties style:font-name="Liberation Serif" officeooo:rsid="00135385" officeooo:paragraph-rsid="0015102c"/>
    </style:style>
    <style:style style:name="P4" style:family="paragraph" style:parent-style-name="Standard">
      <style:paragraph-properties fo:text-align="start" style:justify-single-word="false"/>
      <style:text-properties style:font-name="Liberation Serif" officeooo:rsid="0015aba1" officeooo:paragraph-rsid="0015aba1"/>
    </style:style>
    <style:style style:name="P5" style:family="paragraph" style:parent-style-name="Standard">
      <style:paragraph-properties fo:text-align="start" style:justify-single-word="false"/>
      <style:text-properties style:font-name="Liberation Serif" officeooo:rsid="00187211" officeooo:paragraph-rsid="00187211"/>
    </style:style>
    <style:style style:name="P6" style:family="paragraph" style:parent-style-name="Standard">
      <style:paragraph-properties fo:text-align="start" style:justify-single-word="false"/>
      <style:text-properties style:font-name="Liberation Serif" officeooo:rsid="001c07ce" officeooo:paragraph-rsid="001c07ce"/>
    </style:style>
    <style:style style:name="P7" style:family="paragraph" style:parent-style-name="Standard">
      <style:paragraph-properties fo:text-align="start" style:justify-single-word="false"/>
      <style:text-properties style:font-name="Liberation Serif" officeooo:rsid="001c5318" officeooo:paragraph-rsid="001c5318"/>
    </style:style>
    <style:style style:name="P8" style:family="paragraph" style:parent-style-name="Standard">
      <style:paragraph-properties fo:text-align="start" style:justify-single-word="false"/>
      <style:text-properties style:font-name="Liberation Serif" officeooo:rsid="00381f51" officeooo:paragraph-rsid="00381f51"/>
    </style:style>
    <style:style style:name="P9" style:family="paragraph" style:parent-style-name="Standard">
      <style:paragraph-properties fo:text-align="start" style:justify-single-word="false"/>
      <style:text-properties officeooo:rsid="002160e6" officeooo:paragraph-rsid="002160e6"/>
    </style:style>
    <style:style style:name="P10" style:family="paragraph" style:parent-style-name="Standard">
      <style:paragraph-properties fo:text-align="start" style:justify-single-word="false"/>
      <style:text-properties officeooo:rsid="0029fd4e" officeooo:paragraph-rsid="002be498"/>
    </style:style>
    <style:style style:name="P11" style:family="paragraph" style:parent-style-name="Standard">
      <style:paragraph-properties fo:text-align="start" style:justify-single-word="false"/>
      <style:text-properties officeooo:rsid="002be498" officeooo:paragraph-rsid="002be498"/>
    </style:style>
    <style:style style:name="P12" style:family="paragraph" style:parent-style-name="Standard">
      <style:paragraph-properties fo:text-align="start" style:justify-single-word="false"/>
      <style:text-properties officeooo:paragraph-rsid="00310c0c"/>
    </style:style>
    <style:style style:name="P13" style:family="paragraph" style:parent-style-name="Standard">
      <style:paragraph-properties fo:text-align="start" style:justify-single-word="false"/>
      <style:text-properties officeooo:rsid="003478ae" officeooo:paragraph-rsid="002be498"/>
    </style:style>
    <style:style style:name="P14" style:family="paragraph" style:parent-style-name="Standard">
      <style:paragraph-properties fo:text-align="start" style:justify-single-word="false"/>
      <style:text-properties officeooo:rsid="0035663c" officeooo:paragraph-rsid="0035663c"/>
    </style:style>
    <style:style style:name="P15" style:family="paragraph" style:parent-style-name="Standard">
      <style:paragraph-properties fo:text-align="start" style:justify-single-word="false"/>
      <style:text-properties officeooo:rsid="00373595" officeooo:paragraph-rsid="0035663c"/>
    </style:style>
    <style:style style:name="P16" style:family="paragraph" style:parent-style-name="Standard">
      <style:paragraph-properties fo:text-align="start" style:justify-single-word="false"/>
      <style:text-properties style:font-name="Liberation Serif" officeooo:rsid="000ff4bd" officeooo:paragraph-rsid="000ff4bd"/>
    </style:style>
    <style:style style:name="P17" style:family="paragraph" style:parent-style-name="Standard">
      <style:paragraph-properties fo:text-align="start" style:justify-single-word="false"/>
      <style:text-properties style:font-name="Liberation Serif" officeooo:rsid="003beef5" officeooo:paragraph-rsid="003beef5"/>
    </style:style>
    <style:style style:name="T1" style:family="text">
      <style:text-properties officeooo:rsid="001381fb"/>
    </style:style>
    <style:style style:name="T2" style:family="text">
      <style:text-properties officeooo:rsid="0015102c"/>
    </style:style>
    <style:style style:name="T3" style:family="text">
      <style:text-properties style:font-name="Liberation Serif" officeooo:rsid="002160e6"/>
    </style:style>
    <style:style style:name="T4" style:family="text">
      <style:text-properties officeooo:rsid="001b0f8f"/>
    </style:style>
    <style:style style:name="T5" style:family="text">
      <style:text-properties officeooo:rsid="001dc436"/>
    </style:style>
    <style:style style:name="T6" style:family="text">
      <style:text-properties officeooo:rsid="00203720"/>
    </style:style>
    <style:style style:name="T7" style:family="text">
      <style:text-properties officeooo:rsid="0020cb00"/>
    </style:style>
    <style:style style:name="T8" style:family="text">
      <style:text-properties officeooo:rsid="002160e6"/>
    </style:style>
    <style:style style:name="T9" style:family="text">
      <style:text-properties officeooo:rsid="0022caf3"/>
    </style:style>
    <style:style style:name="T10" style:family="text">
      <style:text-properties officeooo:rsid="0024e7d3"/>
    </style:style>
    <style:style style:name="T11" style:family="text">
      <style:text-properties officeooo:rsid="00298d1a"/>
    </style:style>
    <style:style style:name="T12" style:family="text">
      <style:text-properties officeooo:rsid="002be4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grammation Temps Réel</text:p>
      <text:p text:style-name="P1"/>
      <text:p text:style-name="P2"/>
      <text:p text:style-name="P8">Mokeddem</text:p>
      <text:p text:style-name="P8">Yanis</text:p>
      <text:p text:style-name="P8">13 40 14 72</text:p>
      <text:p text:style-name="P2"/>
      <text:p text:style-name="P17">commande pour lancer les programmes :</text:p>
      <text:p text:style-name="P17">gcc -W -Wall ptr_projet_sem.c -lpthread</text:p>
      <text:p text:style-name="P17">gcc -W -Wall ptr_projet_rwlock.c -lpthread</text:p>
      <text:p text:style-name="P17">gcc -W -Wall ptr_projet_mutex.c -lpthread</text:p>
      <text:p text:style-name="P2"/>
      <text:p text:style-name="P3">Pour réaliser ce projet, j’ai opté pour une structures pour modélisés les trains, <text:span text:style-name="T1">ma structure train contient 2 caractères (2 char) nommé « liaison 1 » et « liaison 2 », ces liaisons correspondes aux gares (A,B,C,D,E) donc a eux 2 ils forment une voie</text:span>. Dans mon code les threads <text:span text:style-name="T2">sont</text:span> représent<text:span text:style-name="T2">é</text:span>s <text:span text:style-name="T2">par les trains 1,2 et 3</text:span>. </text:p>
      <text:p text:style-name="P4">En ce qui concerne le chemin que chaque train doit parcourir, j’ai crée 3 tableaux a 2 dimensions, un pour chaque train où les lignes correspondes a une voie. </text:p>
      <text:p text:style-name="P4"/>
      <text:p text:style-name="P5">Exemple :</text:p>
      <text:p text:style-name="P5">tabT1[0][0]='A';</text:p>
      <text:p text:style-name="P5">tabT1[0][1]='B';</text:p>
      <text:p text:style-name="P5"/>
      <text:p text:style-name="P5">tabT1[1][0]='B';</text:p>
      <text:p text:style-name="P5">tabT1[1][1]='C';</text:p>
      <text:p text:style-name="P5"/>
      <text:p text:style-name="P5">etc.</text:p>
      <text:p text:style-name="P5"/>
      <text:p text:style-name="P5">Ces tableaux sont initialisés dans la fonction initialise<text:span text:style-name="T4">()</text:span>.</text:p>
      <text:p text:style-name="P5"/>
      <text:p text:style-name="P6">Pour pouvoir « faire avancer » les trains de voie en voie, j’ai crée 3 fonctions qui permettent de changer l’indice du tableau des voies, qui sont les fonctions prochain_pas_T1(), prochain_pas_T2() et prochain_pas_T3().</text:p>
      <text:p text:style-name="P6"/>
      <text:p text:style-name="P7">Selon l’approche utilisé, j’ai modifier la <text:span text:style-name="T6">façon</text:span> <text:span text:style-name="T6">d’exécuter</text:span> les threads. </text:p>
      <text:p text:style-name="P7">Pour les sémaphores j’ai opté pour exécuter les 3 fonctions avec 3 pthread_create(), alors que pour les verrous et les mutex j’ai crée 3 threads où je passe <text:span text:style-name="T7">leur identifiants</text:span> en paramètres a la fonction deplacement() <text:span text:style-name="T5">qui va gérer l’exécution des threads.</text:span></text:p>
      <text:p text:style-name="P7"/>
      <text:p text:style-name="P12"><text:span text:style-name="T3">En ce qui concerne les verrous et les mutex je me suis aidé du modèle </text:span>lecteur/écrivain <text:span text:style-name="T8">vu en cours et dans les TP. J’ai reussi a basculer d’un verrou lecteur a un verrou écrivain, cependant avec le verrou lecteur je ne pouvais pas respecter la condition où lorsqu’un train rentre en premier sur la voie il doit impérativement sortir en premier et non d’autres trains en premier. C’est pour cela que j’ai fini par prendre seulement le verrou écrivain.</text:span></text:p>
      <text:p text:style-name="P9"/>
      <text:p text:style-name="P9">Pour les sémaphores je me suis aidé plus <text:span text:style-name="T9">précisément</text:span> <text:span text:style-name="T11">de</text:span> l’exercice 2 du TP 1, <text:span text:style-name="T10">en utilisant des sémaphores anonymes</text:span>.</text:p>
      <text:p text:style-name="P9"/>
      <text:p text:style-name="P10">Pour respecter <text:span text:style-name="T12">la condition, quand un train va de A vers B, un autre train ne peux pas aller de B vers A. J’ai la condition suivante :</text:span></text:p>
      <text:p text:style-name="P11">if(T1.liaison1==T2.liaison2 &amp;&amp; T1.liaison2==T2.liaison1)</text:p>
      <text:p text:style-name="P13"/>
      <text:p text:style-name="P14"><text:soft-page-break/>Dont je change les paramètres pour pouvoir comparer d’autres voies de trains entre eux.</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23:19:26.439040299</meta:creation-date>
    <dc:date>2018-01-08T01:38:39.911170565</dc:date>
    <meta:editing-duration>PT4H47M1S</meta:editing-duration>
    <meta:editing-cycles>32</meta:editing-cycles>
    <meta:generator>LibreOffice/5.1.6.2$Linux_X86_64 LibreOffice_project/10m0$Build-2</meta:generator>
    <meta:document-statistic meta:table-count="0" meta:image-count="0" meta:object-count="0" meta:page-count="2" meta:paragraph-count="25" meta:word-count="362" meta:character-count="2220" meta:non-whitespace-character-count="1880"/>
  </office:meta>
</office:document-meta>
</file>